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left="0cm" fo:margin-right="0cm" style:line-height-at-least="0.503cm" fo:text-indent="0cm" style:auto-text-indent="false"/>
      <style:text-properties fo:color="#ce9178" loext:opacity="100%" style:font-name="Droid Sans Mono" fo:font-size="10.5pt" fo:font-weight="normal" fo:background-color="#1f1f1f"/>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trarre e Analizzare Dati da Fatture PDF con invoice2data e AI</text:h>
      <text:h text:style-name="Heading_20_2" text:outline-level="2">Introduzione</text:h>
      <text:p text:style-name="Text_20_body">Nel mio percorso di sviluppo, mi sono trovato ad affrontare la necessità di estrarre dati strutturati da fatture PDF in modo automatizzato ed efficiente. Dopo alcune ricerche, ho scelto di utilizzare <text:span text:style-name="Strong_20_Emphasis">invoice2data</text:span>, una libreria Python specializzata nell'estrazione di dati da fatture. Tuttavia, ho voluto migliorare l'accuratezza e la qualità dell'estrazione utilizzando un modello di intelligenza artificiale (Claude di Anthropic) per affinare i risultati.</text:p>
      <text:p text:style-name="Text_20_body">In questo articolo, descriverò il processo che ho seguito, le difficoltà incontrate e come ho combinato <text:span text:style-name="Strong_20_Emphasis">invoice2data</text:span> con AI per ottenere dati più precisi.</text:p>
      <text:h text:style-name="Heading_20_2" text:outline-level="2">Parte 1: Panoramica del Processo</text:h>
      <text:p text:style-name="Text_20_body">L'obiettivo del mio script è:</text:p>
      <text:list text:style-name="L1">
        <text:list-item>
          <text:p text:style-name="P4"><text:span text:style-name="Strong_20_Emphasis">Estrarre dati da fatture PDF</text:span> utilizzando invoice2data. </text:p>
        </text:list-item>
        <text:list-item>
          <text:p text:style-name="P4"><text:span text:style-name="Strong_20_Emphasis">Integrare un modello AI</text:span> per correggere ed arricchire i dati estratti. </text:p>
        </text:list-item>
        <text:list-item>
          <text:p text:style-name="P3"><text:span text:style-name="Strong_20_Emphasis">Salvare i risultati in formato CSV</text:span>, suddividendo le informazioni principali della fattura e i dettagli degli articoli. </text:p>
        </text:list-item>
      </text:list>
      <text:p text:style-name="Text_20_body">Il flusso generale del programma è il seguente:</text:p>
      <text:list text:style-name="L2">
        <text:list-item>
          <text:p text:style-name="P6"><text:span text:style-name="Strong_20_Emphasis">Lettura del file PDF</text:span> </text:p>
        </text:list-item>
        <text:list-item>
          <text:p text:style-name="P6"><text:span text:style-name="Strong_20_Emphasis">Estrazione preliminare con invoice2data</text:span> </text:p>
        </text:list-item>
        <text:list-item>
          <text:p text:style-name="P6"><text:span text:style-name="Strong_20_Emphasis">Estrazione del testo grezzo con pdfplumber</text:span> (per fornire dati aggiuntivi all'AI) </text:p>
        </text:list-item>
        <text:list-item>
          <text:p text:style-name="P6"><text:span text:style-name="Strong_20_Emphasis">Miglioramento e validazione dei dati con Claude AI</text:span> </text:p>
        </text:list-item>
        <text:list-item>
          <text:p text:style-name="P5"><text:span text:style-name="Strong_20_Emphasis">Salvataggio dei dati in CSV per analisi successive</text:span> </text:p>
        </text:list-item>
      </text:list>
      <text:p text:style-name="Text_20_body">Questo approccio combina la solidità di <text:span text:style-name="Strong_20_Emphasis">invoice2data</text:span> con l'intelligenza artificiale per ottenere risultati più accurati, specialmente su fatture con layout diversi.</text:p>
      <text:h text:style-name="Heading_20_2" text:outline-level="2">Parte 2: Approfondimento Tecnico</text:h>
      <text:h text:style-name="Heading_20_3" text:outline-level="3">Utilizzo di invoice2data</text:h>
      <text:p text:style-name="Text_20_body">La funzione principale per l'estrazione iniziale è:</text:p>
      <text:p text:style-name="Preformatted_20_Text"><text:span text:style-name="Source_20_Text">def traiter_facture_avec_invoice2data(chemin_pdf):</text:span></text:p>
      <text:p text:style-name="Preformatted_20_Text"><text:span text:style-name="Source_20_Text"><text:s text:c="4"/>templates = read_templates()</text:span></text:p>
      <text:p text:style-name="Preformatted_20_Text"><text:span text:style-name="Source_20_Text"><text:s text:c="4"/>try:</text:span></text:p>
      <text:p text:style-name="Preformatted_20_Text"><text:span text:style-name="Source_20_Text"><text:s text:c="8"/>result = extract_data(chemin_pdf, templates=templates)</text:span></text:p>
      <text:p text:style-name="Preformatted_20_Text"><text:span text:style-name="Source_20_Text"><text:s text:c="8"/>return result</text:span></text:p>
      <text:p text:style-name="Preformatted_20_Text"><text:span text:style-name="Source_20_Text"><text:s text:c="4"/>except Exception as e:</text:span></text:p>
      <text:p text:style-name="Preformatted_20_Text"><text:span text:style-name="Source_20_Text"><text:s text:c="8"/>print(f"Erreur lors de l'extraction avec invoice2data : {e}")</text:span></text:p>
      <text:p text:style-name="P1"><text:span text:style-name="Source_20_Text"><text:s text:c="8"/>return {}</text:span></text:p>
      <text:p text:style-name="Text_20_body"><text:soft-page-break/>Qui, <text:span text:style-name="Strong_20_Emphasis">read_templates()</text:span> permette di caricare modelli di riconoscimento personalizzati, migliorando la capacità di identificare i campi chiave delle fatture.</text:p>
      <text:h text:style-name="Heading_20_3" text:outline-level="3">Estrazione del Testo con pdfplumber</text:h>
      <text:p text:style-name="Text_20_body">Poiché <text:span text:style-name="Strong_20_Emphasis">invoice2data</text:span> non sempre estrae tutte le informazioni con precisione, utilizzo <text:span text:style-name="Strong_20_Emphasis">pdfplumber</text:span> per ottenere il testo completo della fattura:</text:p>
      <text:p text:style-name="Preformatted_20_Text"><text:span text:style-name="Source_20_Text">def extraire_texte_du_pdf(chemin_pdf):</text:span></text:p>
      <text:p text:style-name="Preformatted_20_Text"><text:span text:style-name="Source_20_Text"><text:s text:c="4"/>try:</text:span></text:p>
      <text:p text:style-name="Preformatted_20_Text"><text:span text:style-name="Source_20_Text"><text:s text:c="8"/>import pdfplumber</text:span></text:p>
      <text:p text:style-name="Preformatted_20_Text"><text:span text:style-name="Source_20_Text"><text:s text:c="8"/>with pdfplumber.open(chemin_pdf) as pdf:</text:span></text:p>
      <text:p text:style-name="Preformatted_20_Text"><text:span text:style-name="Source_20_Text"><text:s text:c="12"/>texte = "".join([page.extract_text() or "" for page in pdf.pages])</text:span></text:p>
      <text:p text:style-name="Preformatted_20_Text"><text:span text:style-name="Source_20_Text"><text:s text:c="8"/>return texte</text:span></text:p>
      <text:p text:style-name="Preformatted_20_Text"><text:span text:style-name="Source_20_Text"><text:s text:c="4"/>except Exception as e:</text:span></text:p>
      <text:p text:style-name="Preformatted_20_Text"><text:span text:style-name="Source_20_Text"><text:s text:c="8"/>print(f"Erreur lors de l'extraction du texte du PDF {chemin_pdf} : {e}")</text:span></text:p>
      <text:p text:style-name="P1"><text:span text:style-name="Source_20_Text"><text:s text:c="8"/>return ""</text:span></text:p>
      <text:h text:style-name="Heading_20_3" text:outline-level="3">Miglioramento con Claude AI</text:h>
      <text:p text:style-name="Text_20_body">Dopo l'estrazione preliminare, utilizzo Claude AI per validare e completare i dati mancanti:</text:p>
      <text:p text:style-name="Preformatted_20_Text"><text:span text:style-name="Source_20_Text">def ameliorer_avec_claude(donnees_facture, texte_pdf):</text:span></text:p>
      <text:p text:style-name="Preformatted_20_Text"><text:span text:style-name="Source_20_Text"><text:s text:c="4"/>prompt = f"""</text:span></text:p>
      <text:p text:style-name="Preformatted_20_Text"><text:span text:style-name="Source_20_Text"><text:s text:c="4"/>Voici les données extraites d'une facture : {donnees_facture}</text:span></text:p>
      <text:p text:style-name="Preformatted_20_Text"><text:span text:style-name="Source_20_Text"><text:s text:c="4"/>Et voici le texte brut de la facture :</text:span></text:p>
      <text:p text:style-name="Preformatted_20_Text"><text:span text:style-name="Source_20_Text"><text:s text:c="4"/>{texte_pdf[:4000]}</text:span></text:p>
      <text:p text:style-name="Preformatted_20_Text"><text:span text:style-name="Source_20_Text"><text:s text:c="4"/>Extrais et corrige les informations au format JSON strict.</text:span></text:p>
      <text:p text:style-name="Preformatted_20_Text"><text:span text:style-name="Source_20_Text"><text:s text:c="4"/>"""</text:span></text:p>
      <text:p text:style-name="Preformatted_20_Text"><text:span text:style-name="Source_20_Text"><text:s text:c="4"/>response = anthropic_client.messages.create(</text:span></text:p>
      <text:p text:style-name="Preformatted_20_Text"><text:span text:style-name="Source_20_Text"><text:s text:c="8"/>model="claude-3-7-sonnet-20250219",</text:span></text:p>
      <text:p text:style-name="Preformatted_20_Text"><text:span text:style-name="Source_20_Text"><text:s text:c="8"/>max_tokens=1000,</text:span></text:p>
      <text:p text:style-name="Preformatted_20_Text"><text:span text:style-name="Source_20_Text"><text:s text:c="8"/>system="Tu es un assistant spécialisé dans l'extraction de données des factures.",</text:span></text:p>
      <text:p text:style-name="Preformatted_20_Text"><text:span text:style-name="Source_20_Text"><text:s text:c="8"/>messages=[{"role": "user", "content": prompt}]</text:span></text:p>
      <text:p text:style-name="Preformatted_20_Text"><text:span text:style-name="Source_20_Text"><text:s text:c="4"/>)</text:span></text:p>
      <text:p text:style-name="P1"><text:span text:style-name="Source_20_Text"><text:s text:c="4"/>return response.content</text:span></text:p>
      <text:h text:style-name="Heading_20_3" text:outline-level="3">Salvataggio dei Dati in CSV</text:h>
      <text:p text:style-name="Text_20_body">Dopo l'estrazione e la validazione, salvo i dati nel formato CSV per analisi successive.</text:p>
      <text:p text:style-name="Preformatted_20_Text"><text:span text:style-name="Source_20_Text">def sauvegarder_factures_en_csv(liste_donnees):</text:span></text:p>
      <text:p text:style-name="Preformatted_20_Text"><text:span text:style-name="Source_20_Text"><text:s text:c="4"/>with open("factures_extraites.csv", 'w', newline='', encoding='utf-8') as csvfile:</text:span></text:p>
      <text:p text:style-name="Preformatted_20_Text"><text:span text:style-name="Source_20_Text"><text:s text:c="8"/>writer = csv.DictWriter(csvfile, fieldnames=liste_donnees[0].keys())</text:span></text:p>
      <text:p text:style-name="Preformatted_20_Text"><text:span text:style-name="Source_20_Text"><text:s text:c="8"/>writer.writeheader()</text:span></text:p>
      <text:p text:style-name="Preformatted_20_Text"><text:span text:style-name="Source_20_Text"><text:s text:c="8"/>for donnees in liste_donnees:</text:span></text:p>
      <text:p text:style-name="P1"><text:span text:style-name="Source_20_Text"><text:s text:c="12"/>writer.writerow(donnees)</text:span></text:p>
      <text:h text:style-name="Heading_20_2" text:outline-level="2">Conclusione e Ringraziamenti</text:h>
      <text:p text:style-name="Text_20_body">Grazie a <text:span text:style-name="Strong_20_Emphasis">invoice2data</text:span>, il mio script può estrarre dati dalle fatture in modo rapido e automatizzato. L'integrazione con <text:span text:style-name="Strong_20_Emphasis">Claude AI</text:span> migliora l'accuratezza dei risultati, specialmente in presenza di layout complessi o campi mancanti.</text:p>
      <text:p text:style-name="Text_20_body">Ringrazio la community di <text:span text:style-name="Strong_20_Emphasis">invoice2data</text:span> per aver creato una libreria così utile e potente, che rappresenta una base eccellente per chiunque voglia automatizzare il trattamento delle fatture. 🚀</text:p>
      <text:p text:style-name="P2"><text:soft-page-break/>sk-ant-api03-8ksugJbBIK_B0YSPUAJ4g8olBtdj30ONGqEafTziHGXKcqvQN_WwAZlwpJB8PwzjwASwXUEL3Y744-Ps-Htqvw-S7tSSgA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4T09:31:28.464618454</meta:creation-date>
    <dc:date>2025-03-20T02:55:22.023941189</dc:date>
    <meta:editing-duration>PT5H12M25S</meta:editing-duration>
    <meta:editing-cycles>2</meta:editing-cycles>
    <meta:generator>LibreOffice/24.2.7.2$Linux_X86_64 LibreOffice_project/420$Build-2</meta:generator>
    <meta:document-statistic meta:table-count="0" meta:image-count="0" meta:object-count="0" meta:page-count="3" meta:paragraph-count="67" meta:word-count="513" meta:character-count="4183" meta:non-whitespace-character-count="3525"/>
  </office:meta>
</office:document-meta>
</file>